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 numb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Distributed-20</text:p>
          </table:table-cell>
          <table:table-cell office:value-type="string" calcext:value-type="string">
            <text:p>Centralized-20</text:p>
          </table:table-cell>
          <table:table-cell table:style-name="Default" office:value-type="string" calcext:value-type="string">
            <text:p>Random-20</text:p>
          </table:table-cell>
          <table:table-cell office:value-type="string" calcext:value-type="string">
            <text:p>Distributed-40</text:p>
          </table:table-cell>
          <table:table-cell office:value-type="string" calcext:value-type="string">
            <text:p>Centralized-40</text:p>
          </table:table-cell>
          <table:table-cell table:style-name="Default" office:value-type="string" calcext:value-type="string">
            <text:p>Random-40</text:p>
          </table:table-cell>
          <table:table-cell office:value-type="string" calcext:value-type="string">
            <text:p>Distributed-60</text:p>
          </table:table-cell>
          <table:table-cell office:value-type="string" calcext:value-type="string">
            <text:p>Centralized-60</text:p>
          </table:table-cell>
          <table:table-cell table:style-name="Default" office:value-type="string" calcext:value-type="string">
            <text:p>Random-60</text:p>
          </table:table-cell>
          <table:table-cell office:value-type="string" calcext:value-type="string">
            <text:p>Distributed-80</text:p>
          </table:table-cell>
          <table:table-cell office:value-type="string" calcext:value-type="string">
            <text:p>Centralized-80</text:p>
          </table:table-cell>
          <table:table-cell table:style-name="Default" office:value-type="string" calcext:value-type="string">
            <text:p>Random-80</text:p>
          </table:table-cell>
          <table:table-cell office:value-type="string" calcext:value-type="string">
            <text:p>Distributed-100</text:p>
          </table:table-cell>
          <table:table-cell office:value-type="string" calcext:value-type="string">
            <text:p>Centralized-100</text:p>
          </table:table-cell>
          <table:table-cell table:style-name="Default" office:value-type="string" calcext:value-type="string">
            <text:p>Random-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240533333333333" calcext:value-type="float">
            <text:p>0.2405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266533333333333" calcext:value-type="float">
            <text:p>0.2665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442" calcext:value-type="float">
            <text:p>0.44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04" calcext:value-type="float">
            <text:p>0.604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3666666667" calcext:value-type="float">
            <text:p>0.3667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4958" calcext:value-type="float">
            <text:p>0.4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3957844" calcext:value-type="float">
            <text:p>0.3958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236" calcext:value-type="float">
            <text:p>0.4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377466666666667" calcext:value-type="float">
            <text:p>0.3775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336666666667" calcext:value-type="float">
            <text:p>0.336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4288828" calcext:value-type="float">
            <text:p>0.4289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472" calcext:value-type="float">
            <text:p>0.47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6169" calcext:value-type="float">
            <text:p>0.6169</text:p>
          </table:table-cell>
          <table:table-cell table:style-name="Default" office:value-type="float" office:value="0.4022" calcext:value-type="float">
            <text:p>0.4022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7061" calcext:value-type="float">
            <text:p>0.7061</text:p>
          </table:table-cell>
          <table:table-cell table:style-name="Default" office:value-type="float" office:value="0.4212" calcext:value-type="float">
            <text:p>0.4212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5033333333333" calcext:value-type="float">
            <text:p>0.503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21" calcext:value-type="float">
            <text:p>0.52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6959" calcext:value-type="float">
            <text:p>0.6959</text:p>
          </table:table-cell>
          <table:table-cell table:style-name="Default" office:value-type="float" office:value="0.4428" calcext:value-type="float">
            <text:p>0.4428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7488" calcext:value-type="float">
            <text:p>0.7488</text:p>
          </table:table-cell>
          <table:table-cell table:style-name="Default" office:value-type="float" office:value="0.4328" calcext:value-type="float">
            <text:p>0.43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49765333333333" calcext:value-type="float">
            <text:p>0.4977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87" calcext:value-type="float">
            <text:p>0.87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5523" calcext:value-type="float">
            <text:p>0.5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527033333333333" calcext:value-type="float">
            <text:p>0.5270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534033333333333" calcext:value-type="float">
            <text:p>0.5340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3343333333333" calcext:value-type="float">
            <text:p>0.5334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6529" calcext:value-type="float">
            <text:p>0.6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490733333333333" calcext:value-type="float">
            <text:p>0.4907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483333333333" calcext:value-type="float">
            <text:p>0.483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503466666667" calcext:value-type="float">
            <text:p>0.5035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83" calcext:value-type="float">
            <text:p>0.83</text:p>
          </table:table-cell>
          <table:table-cell office:value-type="float" office:value="0.6939" calcext:value-type="float">
            <text:p>0.6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557833333333333" calcext:value-type="float">
            <text:p>0.5578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5833333333333" calcext:value-type="float">
            <text:p>0.5833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598666666" calcext:value-type="float">
            <text:p>0.5987</text:p>
          </table:table-cell>
          <table:table-cell office:value-type="float" office:value="0.903" calcext:value-type="float">
            <text:p>0.903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7201" calcext:value-type="float">
            <text:p>0.7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6" calcext:value-type="float">
            <text:p>0.886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562066666666667" calcext:value-type="float">
            <text:p>0.562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5066666666667" calcext:value-type="float">
            <text:p>0.5067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63466666666667" calcext:value-type="float">
            <text:p>0.634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6824" calcext:value-type="float">
            <text:p>0.6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072" calcext:value-type="float">
            <text:p>0.8072</text:p>
          </table:table-cell>
          <table:table-cell table:style-name="Default" office:value-type="float" office:value="0.5856" calcext:value-type="float">
            <text:p>0.5856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5598666666" calcext:value-type="float">
            <text:p>0.559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34" calcext:value-type="float">
            <text:p>0.7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47566666666667" calcext:value-type="float">
            <text:p>0.6476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939" calcext:value-type="float">
            <text:p>0.939</text:p>
          </table:table-cell>
          <table:table-cell office:value-type="float" office:value="0.6566666666667" calcext:value-type="float">
            <text:p>0.6567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72312" calcext:value-type="float">
            <text:p>0.7231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9" calcext:value-type="float">
            <text:p>0.89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713933333333333" calcext:value-type="float">
            <text:p>0.7139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7333333333333" calcext:value-type="float">
            <text:p>0.733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4224" calcext:value-type="float">
            <text:p>0.8422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821" calcext:value-type="float">
            <text:p>0.82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8967" calcext:value-type="float">
            <text:p>0.8967</text:p>
          </table:table-cell>
          <table:table-cell table:style-name="Default" office:value-type="float" office:value="0.7323" calcext:value-type="float">
            <text:p>0.7323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9465" calcext:value-type="float">
            <text:p>0.9465</text:p>
          </table:table-cell>
          <table:table-cell table:style-name="Default" office:value-type="float" office:value="0.7323" calcext:value-type="float">
            <text:p>0.7323</text:p>
          </table:table-cell>
          <table:table-cell office:value-type="float" office:value="0.9631" calcext:value-type="float">
            <text:p>0.9631</text:p>
          </table:table-cell>
          <table:table-cell office:value-type="float" office:value="0.943" calcext:value-type="float">
            <text:p>0.943</text:p>
          </table:table-cell>
          <table:table-cell office:value-type="float" office:value="0.874633" calcext:value-type="float">
            <text:p>0.8746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8523" calcext:value-type="float">
            <text:p>0.8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56" calcext:value-type="float">
            <text:p>0.956</text:p>
          </table:table-cell>
          <table:table-cell office:value-type="float" office:value="0.797566666666667" calcext:value-type="float">
            <text:p>0.797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766666666667" calcext:value-type="float">
            <text:p>0.7667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4" calcext:value-type="float">
            <text:p>0.924</text:p>
          </table:table-cell>
          <table:table-cell office:value-type="float" office:value="0.88987" calcext:value-type="float">
            <text:p>0.8899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102" calcext:value-type="float">
            <text:p>0.9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782066666666667" calcext:value-type="float">
            <text:p>0.7821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72066666666667" calcext:value-type="float">
            <text:p>0.7207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9487" calcext:value-type="float">
            <text:p>0.9487</text:p>
          </table:table-cell>
          <table:table-cell table:style-name="Default" office:value-type="float" office:value="0.9033" calcext:value-type="float">
            <text:p>0.9033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03" calcext:value-type="float">
            <text:p>0.9703</text:p>
          </table:table-cell>
          <table:table-cell table:style-name="Default" office:value-type="float" office:value="0.8924" calcext:value-type="float">
            <text:p>0.8924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277" calcext:value-type="float">
            <text:p>0.9277</text:p>
          </table:table-cell>
          <table:table-cell table:style-name="Default" office:value-type="float" office:value="0.8854" calcext:value-type="float">
            <text:p>0.88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761066666666667" calcext:value-type="float">
            <text:p>0.761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71066666666667" calcext:value-type="float">
            <text:p>0.7107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89456667" calcext:value-type="float">
            <text:p>0.8946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018" calcext:value-type="float">
            <text:p>0.9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582" calcext:value-type="float">
            <text:p>0.9582</text:p>
          </table:table-cell>
          <table:table-cell office:value-type="float" office:value="0.8267666" calcext:value-type="float">
            <text:p>0.8268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83333333" calcext:value-type="float">
            <text:p>0.833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868333333333333" calcext:value-type="float">
            <text:p>0.8683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" calcext:value-type="float">
            <text:p>0.9200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8938" calcext:value-type="float">
            <text:p>0.8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638" calcext:value-type="float">
            <text:p>0.9638</text:p>
          </table:table-cell>
          <table:table-cell office:value-type="float" office:value="0.873266666666667" calcext:value-type="float">
            <text:p>0.8733</text:p>
          </table:table-cell>
          <table:table-cell office:value-type="float" office:value="0.931" calcext:value-type="float">
            <text:p>0.93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66666666667" calcext:value-type="float">
            <text:p>0.8667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12333333333" calcext:value-type="float">
            <text:p>0.9123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office:value-type="float" office:value="0.8588" calcext:value-type="float">
            <text:p>0.8588</text:p>
          </table:table-cell>
          <table:table-cell table:number-columns-repeated="2"/>
          <table:table-cell table:style-name="Default" office:value-type="float" office:value="0.9033" calcext:value-type="float">
            <text:p>0.9033</text:p>
          </table:table-cell>
          <table:table-cell table:number-columns-repeated="2"/>
          <table:table-cell office:value-type="float" office:value="0.9212" calcext:value-type="float">
            <text:p>0.9212</text:p>
          </table:table-cell>
          <table:table-cell table:number-columns-repeated="2"/>
          <table:table-cell office:value-type="float" office:value="0.8947" calcext:value-type="float">
            <text:p>0.8947</text:p>
          </table:table-cell>
          <table:table-cell table:number-columns-repeated="2"/>
          <table:table-cell office:value-type="float" office:value="0.9312" calcext:value-type="float">
            <text:p>0.9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7889" calcext:value-type="float">
            <text:p>0.7889</text:p>
          </table:table-cell>
          <table:table-cell table:number-columns-repeated="2"/>
          <table:table-cell office:value-type="float" office:value="0.89456667" calcext:value-type="float">
            <text:p>0.8946</text:p>
          </table:table-cell>
          <table:table-cell table:number-columns-repeated="2"/>
          <table:table-cell table:style-name="Default" office:value-type="float" office:value="0.8964" calcext:value-type="float">
            <text:p>0.8964</text:p>
          </table:table-cell>
          <table:table-cell table:number-columns-repeated="2"/>
          <table:table-cell table:style-name="Default" office:value-type="float" office:value="0.9103" calcext:value-type="float">
            <text:p>0.9103</text:p>
          </table:table-cell>
          <table:table-cell table:number-columns-repeated="2"/>
          <table:table-cell table:style-name="Default" office:value-type="float" office:value="0.9211" calcext:value-type="float">
            <text:p>0.9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68333333333333" calcext:value-type="float">
            <text:p>0.8683</text:p>
          </table:table-cell>
          <table:table-cell table:number-columns-repeated="2"/>
          <table:table-cell office:value-type="float" office:value="0.868333333333333" calcext:value-type="float">
            <text:p>0.8683</text:p>
          </table:table-cell>
          <table:table-cell table:number-columns-repeated="2"/>
          <table:table-cell table:style-name="Default" office:value-type="float" office:value="0.9032" calcext:value-type="float">
            <text:p>0.9032</text:p>
          </table:table-cell>
          <table:table-cell table:number-columns-repeated="2"/>
          <table:table-cell table:style-name="Default" office:value-type="float" office:value="0.9239" calcext:value-type="float">
            <text:p>0.9239</text:p>
          </table:table-cell>
          <table:table-cell table:number-columns-repeated="2"/>
          <table:table-cell table:style-name="Default" office:value-type="float" office:value="0.9324" calcext:value-type="float">
            <text:p>0.93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905733333333333" calcext:value-type="float">
            <text:p>0.9057</text:p>
          </table:table-cell>
          <table:table-cell table:number-columns-repeated="2"/>
          <table:table-cell office:value-type="float" office:value="0.912333333333" calcext:value-type="float">
            <text:p>0.9123</text:p>
          </table:table-cell>
          <table:table-cell table:number-columns-repeated="2"/>
          <table:table-cell table:style-name="Default" office:value-type="float" office:value="0.9233" calcext:value-type="float">
            <text:p>0.9233</text:p>
          </table:table-cell>
          <table:table-cell table:number-columns-repeated="2"/>
          <table:table-cell table:style-name="Default" office:value-type="float" office:value="0.931" calcext:value-type="float">
            <text:p>0.931</text:p>
          </table:table-cell>
          <table:table-cell table:number-columns-repeated="2"/>
          <table:table-cell table:style-name="Default"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947633333333333" calcext:value-type="float">
            <text:p>0.9476</text:p>
          </table:table-cell>
          <table:table-cell table:number-columns-repeated="2"/>
          <table:table-cell office:value-type="float" office:value="0.934763333333333" calcext:value-type="float">
            <text:p>0.9348</text:p>
          </table:table-cell>
          <table:table-cell table:number-columns-repeated="2"/>
          <table:table-cell table:style-name="Default" office:value-type="float" office:value="0.934" calcext:value-type="float">
            <text:p>0.934</text:p>
          </table:table-cell>
          <table:table-cell table:number-columns-repeated="2"/>
          <table:table-cell table:style-name="Default" office:value-type="float" office:value="0.9348" calcext:value-type="float">
            <text:p>0.9348</text:p>
          </table:table-cell>
          <table:table-cell table:number-columns-repeated="2"/>
          <table:table-cell table:style-name="Default" office:value-type="float" office:value="0.9435" calcext:value-type="float">
            <text:p>0.94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Number of round to desired accuracy" table:style-name="ta1">
        <table:shapes>
          <draw:frame draw:z-index="0" draw:style-name="gr1" draw:text-style-name="P1" svg:width="15.999cm" svg:height="8.999cm" svg:x="7.666cm" svg:y="3.42cm">
            <draw:object draw:notify-on-update-of-ranges="'Number of round to desired accuracy'.A1:'Number of round to desired accuracy'.A1 'Number of round to desired accuracy'.B1:'Number of round to desired accuracy'.F1 'Number of round to desired accuracy'.A2:'Number of round to desired accuracy'.A2 'Number of round to desired accuracy'.B2:'Number of round to desired accuracy'.F2 'Number of round to desired accuracy'.A3:'Number of round to desired accuracy'.A3 'Number of round to desired accuracy'.B3:'Number of round to desired accuracy'.F3 'Number of round to desired accuracy'.A4:'Number of round to desired accuracy'.A4 'Number of round to desired accuracy'.B4:'Number of round to desired accuracy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stribute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 number:title="自定义的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00/00/00</text:date>, <text:time style:data-style-name="N2" text:time-value="15:38:19.17132770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0:09:23.863142439</meta:creation-date>
    <dc:date>2023-01-09T16:49:46.177211436</dc:date>
    <meta:editing-duration>P1DT25M41S</meta:editing-duration>
    <meta:editing-cycles>25</meta:editing-cycles>
    <meta:generator>LibreOffice/6.4.7.2$Linux_X86_64 LibreOffice_project/40$Build-2</meta:generator>
    <meta:document-statistic meta:table-count="2" meta:cell-count="3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9.945cm" svg:y="0.58cm" style:legend-expansion="custom" chartooo:width="3.081cm" chartooo:height="1.776cm" style:legend-expansion-aspect-ratio="1.7347972972973" chart:style-name="ch2"/>
        <chart:plot-area chart:style-name="ch3" table:cell-range-address="'Number of round to desired accuracy'.A1:'Number of round to desired accuracy'.F4" chart:data-source-has-labels="both" svg:x="1.33cm" svg:y="0.18cm" svg:width="14.2cm" svg:height="7.658cm">
          <chartooo:coordinate-region svg:x="1.951cm" svg:y="0.379cm" svg:width="13.579cm" svg:height="6.812cm"/>
          <chart:axis chart:dimension="x" chart:name="primary-x" chart:style-name="ch4" chartooo:axis-type="auto">
            <chartooo:date-scale/>
            <chart:title svg:x="6.693cm" svg:y="8.018cm" chart:style-name="ch5">
              <text:p>The number of vehicles</text:p>
            </chart:title>
            <chart:categories table:cell-range-address="'Number of round to desired accuracy'.B1:'Number of round to desired accuracy'.F1"/>
          </chart:axis>
          <chart:axis chart:dimension="y" chart:name="primary-y" chart:style-name="ch6">
            <chart:title svg:x="0.45cm" svg:y="7.493cm" chart:style-name="ch7">
              <text:p>The number of round to desired accuracy (90%)</text:p>
            </chart:title>
            <chart:grid chart:style-name="ch8" chart:class="major"/>
          </chart:axis>
          <chart:series chart:style-name="ch9" chart:values-cell-range-address="'Number of round to desired accuracy'.B2:'Number of round to desired accuracy'.F2" chart:label-cell-address="'Number of round to desired accuracy'.A2:'Number of round to desired accuracy'.A2" chart:class="chart:bar">
            <chart:data-point chart:repeated="5"/>
          </chart:series>
          <chart:series chart:style-name="ch10" chart:values-cell-range-address="'Number of round to desired accuracy'.B3:'Number of round to desired accuracy'.F3" chart:label-cell-address="'Number of round to desired accuracy'.A3:'Number of round to desired accuracy'.A3" chart:class="chart:bar">
            <chart:data-point chart:repeated="5"/>
          </chart:series>
          <chart:series chart:style-name="ch11" chart:values-cell-range-address="'Number of round to desired accuracy'.B4:'Number of round to desired accuracy'.F4" chart:label-cell-address="'Number of round to desired accuracy'.A4:'Number of round to desired accuracy'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Number of round to desired accuracy'.B1:'Number of round to desired accuracy'.F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istributed</text:p>
                <draw:g>
                  <svg:desc>'Number of round to desired accuracy'.A2:'Number of round to desired accuracy'.A2</svg:desc>
                </draw:g>
              </table:table-cell>
              <table:table-cell office:value-type="float" office:value="12">
                <text:p>12</text:p>
                <draw:g>
                  <svg:desc>'Number of round to desired accuracy'.B2:'Number of round to desired accuracy'.F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ntralized</text:p>
                <draw:g>
                  <svg:desc>'Number of round to desired accuracy'.A3:'Number of round to desired accuracy'.A3</svg:desc>
                </draw:g>
              </table:table-cell>
              <table:table-cell office:value-type="float" office:value="9">
                <text:p>9</text:p>
                <draw:g>
                  <svg:desc>'Number of round to desired accuracy'.B3:'Number of round to desired accuracy'.F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om</text:p>
                <draw:g>
                  <svg:desc>'Number of round to desired accuracy'.A4:'Number of round to desired accuracy'.A4</svg:desc>
                </draw:g>
              </table:table-cell>
              <table:table-cell office:value-type="float" office:value="24">
                <text:p>24</text:p>
                <draw:g>
                  <svg:desc>'Number of round to desired accuracy'.B4:'Number of round to desired accuracy'.F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